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0000004A9C82DD26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6.2965in" draw:z-index="0"><draw:image xlink:href="Pictures/1000000000000520000004A9C82DD26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5-03-22T13:09:52.211608999</meta:creation-date>
    <dc:date>2025-03-22T13:11:43.881063772</dc:date>
    <dc:creator>Peter Denno</dc:creator>
    <meta:editing-duration>PT1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